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onComponent.setEndpoints( ValidationEndpointType [ ] end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Component.getEndpoin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Component.getConfigured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Component.get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